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1016in"/>
    </style:style>
    <style:style style:name="co4" style:family="table-column">
      <style:table-column-properties fo:break-before="auto" style:column-width="2.6591in"/>
    </style:style>
    <style:style style:name="co5" style:family="table-column">
      <style:table-column-properties fo:break-before="auto" style:column-width="3.2055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3.7634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2.84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1.1602in" fo:break-before="auto" style:use-optimal-row-height="false"/>
    </style:style>
    <style:style style:name="ro3" style:family="table-row">
      <style:table-row-properties style:row-height="1.274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in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5" style:family="table-cell" style:parent-style-name="Default">
      <style:table-cell-properties fo:border="0.54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DejaVu Sans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DejaVu Sans Mono"/>
    </style:style>
    <style:style style:name="T1" style:family="text">
      <style:text-properties style:font-name="DejaVu Sans Mono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5"/>
          <table:table-cell table:style-name="ce2" office:value-type="string">
            <text:p>I</text:p>
          </table:table-cell>
          <table:table-cell table:style-name="ce7"/>
          <table:table-cell table:style-name="ce8"/>
          <table:table-cell table:number-columns-repeated="1015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[(n,_)|n &gt;= 0]</text:p>
          </table:table-cell>
          <table:table-cell table:style-name="ce4" table:number-columns-repeated="3"/>
          <table:table-cell table:style-name="ce6"/>
          <table:table-cell table:style-name="ce4"/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[(n,1)|n&gt;=0]</text:p>
          </table:table-cell>
          <table:table-cell table:style-name="ce4" table:number-columns-repeated="3"/>
          <table:table-cell table:style-name="ce6"/>
          <table:table-cell table:style-name="ce4"/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[(n,1)|n&gt;=0]</text:p>
          </table:table-cell>
          <table:table-cell table:style-name="ce4" office:value-type="string">
            <text:p>[(n,1)|n&gt;=0] ++</text:p>
            <text:p>[(n-1,n)|n&gt;0]</text:p>
          </table:table-cell>
          <table:table-cell table:style-name="ce4" office:value-type="string">
            <text:p>[(n,1)|n&gt;=0] ++</text:p>
            <text:p>[(n-1,n)|n&gt;0] ++</text:p>
            <text:p>[(n-2,(n-1)n)|n&gt;1]</text:p>
          </table:table-cell>
          <table:table-cell table:style-name="ce4" office:value-type="string">
            <text:p>[(n,1)|n&gt;=0] ++</text:p>
            <text:p>[(n-1,n)|n&gt;0] ++</text:p>
            <text:p>[(n-2,(n-1)n)|n&gt;1]++</text:p>
            <text:p><text:span text:style-name="T1">[(n-3,(n-2)(n-1)n)|n&gt;2]</text:span></text:p>
          </table:table-cell>
          <table:table-cell table:style-name="ce6"/>
          <table:table-cell table:style-name="ce4" office:value-type="string">
            <text:p>[(n,1)|n&gt;=0] ++</text:p>
            <text:p>[(n-1,n)|n&gt;0] ++</text:p>
            <text:p>[(n-2,(n-1)n)|n&gt;1]++</text:p>
            <text:p>…</text:p>
            <text:p><text:span text:style-name="T1">[(n-i,(n-i+1)(n-i+2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[(n,1)|n&gt;0]</text:p>
          </table:table-cell>
          <table:table-cell table:style-name="ce4" office:value-type="string">
            <text:p>[(n,1)|n&gt;0] ++</text:p>
            <text:p>[(n-1,n)|n&gt;1]</text:p>
          </table:table-cell>
          <table:table-cell table:style-name="ce4" office:value-type="string">
            <text:p>[(n,1)|n&gt;0] ++</text:p>
            <text:p>[(n-1,n)|n&gt;1] ++</text:p>
            <text:p>[(n-2,(n-1)n)|n&gt;2]</text:p>
          </table:table-cell>
          <table:table-cell table:style-name="ce4" office:value-type="string">
            <text:p>[(n,1)|n&gt;0] ++</text:p>
            <text:p>[(n-1,n)|n&gt;1] ++</text:p>
            <text:p>[(n-2,(n-1)n)|n&gt;2]++</text:p>
            <text:p><text:span text:style-name="T1">[(n-3,(n-2)(n-1)n)|n&gt;3]</text:span></text:p>
          </table:table-cell>
          <table:table-cell table:style-name="ce6"/>
          <table:table-cell table:style-name="ce4" office:value-type="string">
            <text:p>[(n,1)|n&gt;0] ++</text:p>
            <text:p>[(n-1,n)|n&gt;1] ++</text:p>
            <text:p>[(n-2,(n-1)n)|n&gt;2]++</text:p>
            <text:p>…</text:p>
            <text:p><text:span text:style-name="T1">[(n-i,(n-i+1)(n-i+2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[(n,n)|n&gt;0]</text:p>
          </table:table-cell>
          <table:table-cell table:style-name="ce4" office:value-type="string">
            <text:p>[(n,n)|n&gt;0] ++</text:p>
            <text:p>[(n-1,(n-1)n)|n&gt;1]</text:p>
          </table:table-cell>
          <table:table-cell table:style-name="ce4" office:value-type="string">
            <text:p>[(n,1)|n&gt;0] ++</text:p>
            <text:p>[(n-1,n)|n&gt;1] ++</text:p>
            <text:p>[(n-2,(n-2)(n-1)n)|n&gt;2]</text:p>
          </table:table-cell>
          <table:table-cell table:style-name="ce4" office:value-type="string">
            <text:p>[(n,1)|n&gt;0] ++</text:p>
            <text:p>[(n-1,(n-1)n)|n&gt;1] ++</text:p>
            <text:p>[(n-2,(n-2)(n-1)n)|n&gt;2]++</text:p>
            <text:p><text:span text:style-name="T1">[(n-3,(n-3)(n-2)(n-1)n)|n&gt;3]</text:span></text:p>
          </table:table-cell>
          <table:table-cell table:style-name="ce6"/>
          <table:table-cell table:style-name="ce4" office:value-type="string">
            <text:p>[(n,1)|n&gt;0] ++</text:p>
            <text:p>[(n-1,n)|n&gt;1] ++</text:p>
            <text:p>[(n-2,(n-1)n)|n&gt;2]++</text:p>
            <text:p>…</text:p>
            <text:p><text:span text:style-name="T1">[(n-i,(n-i)(n-i+1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office:value-type="string">
            <text:p>[(n-1,n)|n&gt;0]</text:p>
          </table:table-cell>
          <table:table-cell table:style-name="ce4" office:value-type="string">
            <text:p>[(n-1,n)|n&gt;0] ++</text:p>
            <text:p>[(n-2,(n-1)n)|n&gt;1]</text:p>
          </table:table-cell>
          <table:table-cell table:style-name="ce4" office:value-type="string">
            <text:p>[(n-1,1)|n&gt;0] ++</text:p>
            <text:p>[(n-2,(n-1)n)|n&gt;1] ++</text:p>
            <text:p>[(n-3,(n-2)(n-1)n)|n&gt;2]</text:p>
          </table:table-cell>
          <table:table-cell table:style-name="ce4" office:value-type="string">
            <text:p>[(n-1,1)|n&gt;0] ++</text:p>
            <text:p>[(n-2,(n-1)n)|n&gt;1] ++</text:p>
            <text:p>[(n-3,(n-2)(n-1)n)|n&gt;2]++</text:p>
            <text:p><text:span text:style-name="T1">[(n-4,(n-3)(n-2)(n-1)n)|n&gt;3]</text:span></text:p>
          </table:table-cell>
          <table:table-cell table:style-name="ce6"/>
          <table:table-cell table:style-name="ce4" office:value-type="string">
            <text:p>[(n-1,1)|n&gt;0] ++</text:p>
            <text:p>[(n-2,n)|n&gt;1] ++</text:p>
            <text:p>[(n-3,(n-1)n)|n&gt;2]++</text:p>
            <text:p>…</text:p>
            <text:p><text:span text:style-name="T1">[(n-i-1,(n-i)(n-i+1)...n)|n&gt;i]</text:span>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4" office:value-type="string">
            <text:p>[0,1]</text:p>
          </table:table-cell>
          <table:table-cell table:style-name="ce4" office:value-type="string">
            <text:p>[(0,1)]</text:p>
          </table:table-cell>
          <table:table-cell table:style-name="ce4" office:value-type="string">
            <text:p>[(0,1),(0,2)]</text:p>
          </table:table-cell>
          <table:table-cell table:style-name="ce4" office:value-type="string">
            <text:p>[(0,1),(0,2),(0,6)]</text:p>
          </table:table-cell>
          <table:table-cell table:style-name="ce4"/>
          <table:table-cell table:style-name="ce4" office:value-type="string">
            <text:p>[(0,1),(0,2),(0,6),...,i!]</text:p>
          </table:table-cell>
          <table:table-cell/>
          <table:table-cell table:style-name="ce9"/>
          <table:table-cell table:number-columns-repeated="1015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 style:data-style-name="N2" text:time-value="0000-00-00T17:04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giotis Vekris</meta:initial-creator>
    <meta:creation-date>2013-05-06T19:59:09</meta:creation-date>
    <dc:date>2013-05-07T19:31:14</dc:date>
    <dc:creator>Panagiotis Vekris</dc:creator>
    <meta:editing-duration>PT3H44S</meta:editing-duration>
    <meta:editing-cycles>10</meta:editing-cycles>
    <meta:generator>LibreOffice/3.6$Linux_X86_64 LibreOffice_project/360m1$Build-2</meta:generator>
    <meta:document-statistic meta:table-count="1" meta:cell-count="39" meta:object-count="0"/>
  </office:meta>
</office:document-meta>
</file>